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ef3c" officeooo:paragraph-rsid="0011e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5:10:58.404798125</meta:creation-date>
    <dc:date>2020-10-05T15:11:10.283911307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